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number-rows-repeated="85">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20"/>
        <table:table-column table:style-name="co8" table:default-cell-style-name="ce20"/>
        <table:table-column table:style-name="co9" table:default-cell-style-name="ce20"/>
        <table:table-column table:style-name="co4" table:default-cell-style-name="ce20"/>
        <table:table-column table:style-name="co5" table:default-cell-style-name="ce20"/>
        <table:table-column table:style-name="co6" table:number-columns-repeated="21" table:default-cell-style-name="ce20"/>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table:table-cell table:style-name="ce21"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51" office:value-type="string" calcext:value-type="string">
            <text:p>https://www.goldieblox.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51" office:value-type="string" calcext:value-type="string">
            <text:p>http://www.codeforprogress.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51" office:value-type="string" calcext:value-type="string">
            <text:p>https://www.codedoc.co/</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51" office:value-type="string" calcext:value-type="string">
            <text:p>https://www.womentechmakers.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51" office:value-type="string" calcext:value-type="string">
            <text:p>http://www.duchess-franc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51" office:value-type="string" calcext:value-type="string">
            <text:p>http://www.blackgirlscode.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51" office:value-type="string" calcext:value-type="string">
            <text:p>https://cod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51" office:value-type="string" calcext:value-type="string">
            <text:p>https://www.womenwhocod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51" office:value-type="string" calcext:value-type="string">
            <text:p><text:a xlink:href="https://www.ssi.gouv.fr/uploads/2017/01/guide_hygiene_informatique_anssi.pdf" xlink:type="simple">https://www.ssi.gouv.fr/uploads/2017/01/guide_hygiene_informatique_anssi.pdf</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51" office:value-type="string" calcext:value-type="string">
            <text:p>https://www.secnumacademie.gouv.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51" office:value-type="string" calcext:value-type="string">
            <text:p>https://android-developers.googleblog.com/2017/05/here-comes-treble-modular-base-for.html?m=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51" office:value-type="string" calcext:value-type="string">
            <text:p>https://hackernoon.com/how-the-decentralized-web-will-rewrite-the-rules-of-security-and-save-the-net-from-the-barbarian-23db16af34a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51" office:value-type="string" calcext:value-type="string">
            <text:p>https://www.essential.com/home</text:p>
          </table:table-cell>
          <table:table-cell table:number-columns-repeated="251"/>
        </table:table-row>
        <table:table-row table:style-name="ro3" table:number-rows-repeated="11">
          <table:table-cell table:style-name="ce22"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6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6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8:11:35.32472213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30T18:55:57.760162860</dc:date>
    <meta:editing-duration>P1DT4H23M12S</meta:editing-duration>
    <meta:editing-cycles>394</meta:editing-cycles>
    <meta:generator>LibreOffice/5.1.6.2$Linux_X86_64 LibreOffice_project/10m0$Build-2</meta:generator>
    <meta:document-statistic meta:table-count="4" meta:cell-count="8366" meta:object-count="0"/>
  </office:meta>
</office:document-meta>
</file>